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10-29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7-29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5-13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5-05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2-12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0-22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8-12 11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4-30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1-24 1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0-24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7-25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5-30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4-25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2-06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2-20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1-01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8-09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4-21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3-02 2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2-17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1-27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0-28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8-11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5-05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2-09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1-17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8-13 1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5-13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2-04 21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1-19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0-03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7-30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4-30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2-06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1-13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8-07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5-22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3-13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2-20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1-22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1-10 21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7-12-08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7-11-07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3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7-11-07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8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488" meta:object-count="0"/>
    <meta:user-defined meta:name="AppVersion">3.0</meta:user-defined>
  </office:meta>
</office:document-meta>
</file>